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table:align="margins" fo:keep-with-next="always"/>
    </style:style>
    <style:style style:name="Tabelle1.A" style:family="table-column">
      <style:table-column-properties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Überschrift 1</text:h>
        <text:p text:style-name="Standard">Das ist der Text aus dem ersten Kapitel. Das ist ein Eintrag im benutzerdefinierten Verzeichnis.<text:line-break/> <text:alphabetical-index-mark text:string-value="Kapitel"/><text:s text:c="2"/><text:user-index-mark text:string-value="Eintrag im benutzerdefinierten Verzeichnis" text:index-name="User-Defined" text:outline-level="1"/></text:p>
        <text:h text:style-name="P2" text:outline-level="2">Überschrift 1.1</text:h>
        <text:p text:style-name="Standard">Das ist der Text aus dem Kapitel 1.1. Das ist ein Eintrag für das Inhaltsverzeichnis.<text:line-break/> <text:toc-mark text:string-value="Eintrag" text:outline-level="1"/></text:p>
        <text:h text:style-name="P2" text:outline-level="2">Überschrift 1.2</text:h>
        <text:p text:style-name="Standard">Das ist der Text aus dem Kapitel 1.2. Dieses Stichwort ist ein Haupteintrag.<text:line-break/> <text:alphabetical-index-mark text:string-value="dieses" text:key1="Primärschlüssel" text:key2="Sekundärschlüssel"/><text:s text:c="2"/><text:alphabetical-index-mark text:string-value="Stichwort"/></text:p>
        <text:p text:style-name="Standard"/>
      </text:section>
      <text:p text:style-name="Standard"/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E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Tabelle <text:sequence text:ref-name="refTable0" text:name="Table" text:formula="ooow:Table+1" style:num-format="1">1</text:sequence>: Das ist Tabelle 1</text:p>
      <text:p text:style-name="Standard"><draw:frame draw:style-name="fr1" draw:name="Frame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Abbildung <text:sequence text:ref-name="refIllustration0" text:name="Illustration" text:formula="ooow:Illustration+1" style:num-format="1">1</text:sequence>: Das ist Abbildung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Tom Verbeek</dc:creator>
    <dc:date>2002-06-27T16:54:44</dc:date>
    <dc:language>de-DE</dc:language>
    <meta:editing-cycles>11</meta:editing-cycles>
    <meta:editing-duration>PT56M22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9" meta:character-count="375"/>
  </office:meta>
</office:document-meta>
</file>